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e837"/>
    </style:style>
    <style:style style:name="T1" style:family="text">
      <style:text-properties officeooo:rsid="0000e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1">Header</text:span></text:p>
      <text:p text:style-name="P1"><text:span text:style-name="T1">This is a LibreOffice document templ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Ortega</meta:initial-creator>
    <meta:creation-date>2013-07-16T17:39:27</meta:creation-date>
    <dc:date>2013-07-16T17:40:24</dc:date>
    <dc:creator>José Ortega</dc:creator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46" meta:non-whitespace-character-count="41"/>
    <meta:generator>LibreOffice/4.0.2.2$Linux_X86_64 LibreOffice_project/400m0$Build-2</meta:generator>
  </office:meta>
</office:document-meta>
</file>